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6.925in" style:rel-width="100%" table:align="left" fo:background-color="#ffffff">
        <style:background-image/>
      </style:table-properties>
    </style:style>
    <style:style style:name="Table1.A" style:family="table-column">
      <style:table-column-properties style:column-width="3.4625in" style:rel-column-width="32767*"/>
    </style:style>
    <style:style style:name="Table1.A1" style:family="table-cell">
      <style:table-cell-properties style:vertical-align="middle"/>
    </style:style>
    <style:style style:name="Table2" style:family="table">
      <style:table-properties style:width="6.925in" style:rel-width="100%" table:align="left" fo:background-color="#ffffff">
        <style:background-image/>
      </style:table-properties>
    </style:style>
    <style:style style:name="Table2.A" style:family="table-column">
      <style:table-column-properties style:column-width="3.4625in" style:rel-column-width="32767*"/>
    </style:style>
    <style:style style:name="Table2.A1" style:family="table-cell">
      <style:table-cell-properties style:vertical-align="middle"/>
    </style:style>
    <style:style style:name="Table3" style:family="table">
      <style:table-properties style:width="6.925in" style:rel-width="100%" table:align="left" fo:background-color="#ffffff">
        <style:background-image/>
      </style:table-properties>
    </style:style>
    <style:style style:name="Table3.A" style:family="table-column">
      <style:table-column-properties style:column-width="3.4625in" style:rel-column-width="32767*"/>
    </style:style>
    <style:style style:name="Table3.A1" style:family="table-cell">
      <style:table-cell-properties style:vertical-align="middle"/>
    </style:style>
    <style:style style:name="Table4" style:family="table">
      <style:table-properties style:width="6.925in" style:rel-width="100%" table:align="left" fo:background-color="#ffffff">
        <style:background-image/>
      </style:table-properties>
    </style:style>
    <style:style style:name="Table4.A" style:family="table-column">
      <style:table-column-properties style:column-width="3.4625in" style:rel-column-width="32767*"/>
    </style:style>
    <style:style style:name="Table4.A1" style:family="table-cell">
      <style:table-cell-properties style:vertical-align="middle"/>
    </style:style>
    <style:style style:name="P1" style:family="paragraph" style:parent-style-name="Standard">
      <style:text-properties officeooo:rsid="0009bf90" officeooo:paragraph-rsid="0009bf90"/>
    </style:style>
    <style:style style:name="P2" style:family="paragraph" style:parent-style-name="Standard">
      <style:text-properties officeooo:paragraph-rsid="0009bf90"/>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style:style style:name="P4" style:family="paragraph" style:parent-style-name="Text_20_body">
      <style:text-properties officeooo:paragraph-rsid="0009bf90"/>
    </style:style>
    <style:style style:name="T1" style:family="text">
      <style:text-properties fo:font-style="italic"/>
    </style:style>
    <style:style style:name="T2" style:family="text">
      <style:text-properties fo:font-weight="bold"/>
    </style:style>
    <style:style style:name="T3" style:family="text">
      <style:text-properties officeooo:rsid="0009bf9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1)</text:span>Первый этап в развитии человечества <text:span text:style-name="T1">первобытнообщинный строй </text:span>занимает огромный период времени с момента выделения человека из животного царства (около 35 млн. лет назад) до образования классовых обществ в различных регионах планеты (примерно в IV тыс. до н.э.). Его периодизация основана на различиях в материале и технике изготовления орудий труда (археологическая периодизация). В соответствии с ней в древнейшей эпохе выделяются три периода:</text:p>
      <text:p text:style-name="Text_20_body"><text:span text:style-name="T1">каменный век </text:span>(от возникновения человека до III тыс. до н.э.),</text:p>
      <text:p text:style-name="Text_20_body"><text:span text:style-name="T1">бронзовый век </text:span>(с конца IV до начала 1 тыс. до н.э.),</text:p>
      <text:p text:style-name="Text_20_body"><text:span text:style-name="T1">железный век </text:span>(с 1 тыс. до н.э.).</text:p>
      <text:p text:style-name="Text_20_body">В свою очередь каменный век подразделяется на <text:span text:style-name="T1">древнекаменный (палеолит), среднекаменный век (мезолит), новый каменный век (неолит) </text:span>и переходный к бронзе <text:span text:style-name="T1">меднокаменный век (энеолит). </text:span></text:p>
      <text:p text:style-name="Text_20_body">Ряд ученых подразделяют историю первобытного общества на пять этапов, каждый из которых отличается степенью развития орудий труда, материалами из которых они изготавливались, качеством жилья, соответствующей организацией ведения хозяйства1.</text:p>
      <text:p text:style-name="Text_20_body"><text:span text:style-name="T2">Первый этап </text:span>определяется как предыстория хозяйства и материальной культуры: от возникновения человечества до приблизительно I млн. лет назад. Это время, когда приспособление людей к <text:a xlink:type="simple" xlink:href="https://1vlk.ru/physics/chto-takoe-ohrana-okruzhayushchei-prirodnoi-sredy-referat-zagryaznenie-okruzhayushchei/" text:style-name="Internet_20_link" text:visited-style-name="Visited_20_Internet_20_Link">окружающей среде</text:a> мало чем отличалось от добывания средств к существованию животными. Многие ученые считают, что прародиной человека является Восточная Африка. Именно здесь при раскопках находят кости первых людей, живших более 2 млн. лет назад.</text:p>
      <text:p text:style-name="Text_20_body"><text:span text:style-name="T2">Второй этап </text:span>– примитивно присваивающее хозяйство приблизительно I млн. лет назад – XI тыс. до н.э., т.е. охватывает значительную часть каменного века – ранний и средний палеолит.</text:p>
      <text:p text:style-name="Text_20_body"><text:span text:style-name="T2">Третий этап </text:span>– развитое присваивающее хозяйство. Хронологические рамки его определить трудно, поскольку в ряде местностей этот период закончился в XX тыс. до н.э. (субтропики Европы и Африки), в других (тропики) – продолжается до настоящего времени. Охватывает поздний палеолит, мезолит, а в некоторых областях – и весь неолит.</text:p>
      <text:p text:style-name="Text_20_body"><text:soft-page-break/><text:span text:style-name="T2">Четвертый этап – </text:span>зарождение производящего хозяйства. В наиболее развитых в хозяйственном отношении районах земли – IX-VIII тыс. до н.э. (поздний мезолит – ранний неолит).</text:p>
      <text:p text:style-name="Text_20_body"><text:span text:style-name="T2">Пятый этап </text:span>– эпоха производящего хозяйства. Для некоторых областей сухих и влажных субтропиков – VIII-V тыс. до н.э.</text:p>
      <text:p text:style-name="Text_20_body">Помимо производства орудий материальная культура древнего человечества теснейшим образом связана и с созданием жилищ.</text:p>
      <text:p text:style-name="P1">2) К III тысячелетию до н. э. на <text:a xlink:type="simple" xlink:href="https://studopedia.ru/8_200166_lektsiya--gosudarstvo-i-pravo-stran-drevnego-vostoka.html" text:style-name="Internet_20_link" text:visited-style-name="Visited_20_Internet_20_Link">Древнем Востоке</text:a> возникли первые очаги цивилизации. Некоторые ученые называют <text:a xlink:type="simple" xlink:href="https://studopedia.ru/29_74366_tsivilizatsii-drevnego-mira.html" text:style-name="Internet_20_link" text:visited-style-name="Visited_20_Internet_20_Link">древние цивилизации</text:a> <text:span text:style-name="Strong_20_Emphasis">первичными</text:span> для того, чтобы подчеркнуть, что они выросли непосредственно из первобытности и не опирались на предшествующую цивилизационную традицию. Одна из характерных особенностей первичных <text:a xlink:type="simple" xlink:href="https://studopedia.ru/3_194438_priznaki-tsivilizatsii.html" text:style-name="Internet_20_link" text:visited-style-name="Visited_20_Internet_20_Link">цивилизаций</text:a> состоит в том, что в них присутствует значительный момент <text:a xlink:type="simple" xlink:href="https://studopedia.ru/7_51335_pervobitnie-verovaniya.html" text:style-name="Internet_20_link" text:visited-style-name="Visited_20_Internet_20_Link">первобытных верований</text:a>, традиций и форм общественного взаимодействия.</text:p>
      <text:p text:style-name="Text_20_body">Первичные цивилизации возникли в сходных климатических условиях. Ученые отмечают, что их <text:span text:style-name="Strong_20_Emphasis">зона охватывала территорию с тропическим, субтропическим и отчасти умеренным климатом,</text:span> среднегодовая температура которых была достаточно высокой — около + 20° С. Лишь несколько тысячелетий спустя зона цивилизации стала распространяться к северу, где более суровая природа. А это означает, что для возникновения цивилизации нужны определенные благоприятные природные условия.</text:p>
      <text:p text:style-name="Text_20_body">Историки также указывают, что родиной первичных цивилизаций, как правило, являются долины рек. В III тысячелетии до н. э. цивилизация возникла в долине реки Нил в Египте, между реками Тигр и Ефрат — в <text:a xlink:type="simple" xlink:href="https://studopedia.ru/3_185117_osobennosti-tsivilizatsii-mesopotamii.html" text:style-name="Internet_20_link" text:visited-style-name="Visited_20_Internet_20_Link">Месопотамии</text:a>. Несколько позднее — в III—II тысячелетии до н. э. в долине реки Инд зародилась <text:a xlink:type="simple" xlink:href="https://studopedia.ru/3_185122_osobennosti-tsivilizatsii-drevney-indii.html" text:style-name="Internet_20_link" text:visited-style-name="Visited_20_Internet_20_Link">индийская цивилизация</text:a>, во II тысячелетии до н. э. в долине реки Хуанхэ — <text:a xlink:type="simple" xlink:href="https://studopedia.ru/1_34266_vozniknovenie-tsivilizatsii-v-kitae.html" text:style-name="Internet_20_link" text:visited-style-name="Visited_20_Internet_20_Link">китайская</text:a>.</text:p>
      <text:p text:style-name="Text_20_body">Конечно, не все древние цивилизации были речными. Так, в особой географической ситуации развились Финикия, Греция и Рим. Это тип <text:a xlink:type="simple" xlink:href="https://studopedia.ru/3_185125_primorskaya-tsivilizatsiya-finikii.html" text:style-name="Internet_20_link" text:visited-style-name="Visited_20_Internet_20_Link"><text:span text:style-name="Strong_20_Emphasis">приморских цивилизаций</text:span></text:a><text:span text:style-name="Strong_20_Emphasis">.</text:span> Особенность приморских условий накладывала особый отпечаток на характер хозяйственной деятельности, а это, в свою очередь, стимулировало формирование особого типа социальных и политических отношений, особых традиций. Так формировался другой тип цивилизации — западный. Таким образом, уже в Древнем мире начинают складываться два глобальных и параллельных типа цивилизации — <text:soft-page-break/><text:span text:style-name="Strong_20_Emphasis">восточный и западный.</text:span> В духовной жизни восточного человека господствовали религиозно-мифологические представления и канонизированные стили мышления. В мировоззренческом плане в восточных цивилизациях отсутствует разделение мира на мир природы и социума, естественный и сверхъестественный. С точки зрения религиозной жизни, восточной культуре присущи нравственно-волевая установка на созерцательность, безмятежность, мистическое единение с природными и над природными силами. В восточных мировоззренческих системах человек абсолютно несвободен, он предопределен в своих действиях и судьбе космическим законом. Наиболее распространенный символ восточной культуры «человек в лодке без весел». Он свидетельствует о том, что жизнь человека определяет течение реки, т. е. природа, общество, государство — поэтому человеку весла не нужны. Характерной чертой восточной цивилизации является <text:span text:style-name="Strong_20_Emphasis">традиционализм.</text:span> Традиционные образцы поведения и деятельности, аккумулирующие опыт предков, рассматривались как важная ценность и воспроизводились в качестве устойчивых стереотипов.</text:p>
      <text:p text:style-name="Text_20_body">Общественная жизнь восточных цивилизаций построена на принципах <text:span text:style-name="Strong_20_Emphasis">коллективизма.</text:span> Личностное начало не развито. Личные интересы подчинены общим: общинным, государственным. Коллектив общины определял и контролировал все стороны жизнедеятельности человека: нравственные нормы, духовные приоритеты, принципы социальной справедливости, форму я характер труда.</text:p>
      <text:p text:style-name="Text_20_body">Политическая организация жизни восточных цивилизаций получила в истории название <text:span text:style-name="Strong_20_Emphasis">деспотий.</text:span> Одним из характерных признаков восточного деспотизма является абсолютное преобладание государства над обществом. Государство предстает здесь как сила, стоящая над человеком. Оно регулирует все многообразие человеческих отношений (в семье, обществе, государстве), формирует общественные идеалы, вкусы. Глава государства фараон.</text:p>
      <text:p text:style-name="Text_20_body">Все древневосточные общества имели сложную <text:span text:style-name="Strong_20_Emphasis">иерархическую социальную структуру.</text:span> Низшую ее ступень занимали рабы и зависимые люди. Однако большую часть населения первых государств составляли земледельцы-общинники. Они находились в зависимости от государства, уплачивали подати и регулярно привлекались к общественным работам (несли государственные повинности) — строительство каналов, крепостей, дорог, храмов и т. п. Над производителями возвышалась пирамида государственной бюрократии — <text:soft-page-break/>сборщики налогов, надсмотрщики, писцы, жрецы и т. п. Венчала эту пирамиду фигура обожествляемого царя.</text:p>
      <text:p text:style-name="Text_20_body">Общество имело богатейшую духовную жизнь, высокоразвитые науку, культуру. На Востоке возникают древнейшие системы письменности. Самые ранние тексты Месопотамии и Египта в большинстве своем представляют документы хозяйственного учета, типа бухгалтерских книг или записи молитв. Со временем на глиняных табличках или папирусах начинают записывать поэтические тексты, а на каменных стеллах высекать надписи о важных исторических событиях.</text:p>
      <text:p text:style-name="Text_20_body">Именно на Востоке зарождаются зачатки науки (арифметики, географий, астрономии), современных мировых религий. В Палестине к началу нашей эры сформировались основы новой религии, которая в Римской империи получила название христианства. Значительно раньше, чем в Европе, книгопечатание возникло в Египте, Китае и других странах. Первые прообразы египетских книг появились в XXV в. до н. э. и китайских — в XIII в. до н. э. Для развития книгопечатания огромное значение имело изобретение бумаги в Китае (II в. до н. э.). Появление первых книг в Китае относится к VII—VIII вв., когда уже было известно применение бумаги в качестве материала для письма и был впервые введен ксилографический способ печатания (оттиск с гравюры по дереву).</text:p>
      <text:p text:style-name="P2"><text:span text:style-name="T3">3) </text:span>Следующим глобальным типом цивилизации, сложившимся в древности, стал <text:span text:style-name="Strong_20_Emphasis">западный тип цивилизации.</text:span> Он начал возникать на берегах Средиземного моря и наивысшего развития достиг в <text:a xlink:type="simple" xlink:href="https://studopedia.ru/8_27590_drevnyaya-gretsiya.html" text:style-name="Internet_20_link" text:visited-style-name="Visited_20_Internet_20_Link">Древней Греции</text:a> и <text:a xlink:type="simple" xlink:href="https://studopedia.ru/11_247558_istoriya-drevnego-rima.html" text:style-name="Internet_20_link" text:visited-style-name="Visited_20_Internet_20_Link">Древнем Риме</text:a>, обществах, которые принято именовать античным миром в период с IX-VIII вв. до н. э. до IV-V вв. н. э. Поэтому западный тип цивилизации с полным основанием можно именовать как средиземноморский или античный тип цивилизации.</text:p>
      <text:p text:style-name="Text_20_body">Античная цивилизация прошла длительный путь развития. На юге Балканского полуострова в силу различных причин раннеклассовые общества и государства зарождались не менее трех раз: во 2-й половине III тыс. до н. э. (уничтожено ахейцами); в XVII-XIII вв. до н. э. (уничтожено дорийцами); в IX-VI вв. до н. э. последняя попытка удалась — возникло античное общество.</text:p>
      <text:p text:style-name="Text_20_body">Античная цивилизация, так же как и восточная цивилизация является первичной цивилизацией. Она выросла непосредственно из первобытности и не могла воспользоваться плодами предшествующей цивилизации. Поэтому в античной цивилизации, по аналогии с восточной, в сознании людей и в жизни <text:soft-page-break/>общества существенно влияние первобытности. Господствующее положение занимает <text:span text:style-name="Strong_20_Emphasis">религиозно-мифологическое мировоззрение.</text:span> Однако в этом мировоззрении имеются существенные особенности. Античное мировоззрение <text:span text:style-name="Strong_20_Emphasis">космологично.</text:span> Космос по-гречески — это не только мир. Вселенная, но и порядок, мировое целое, противостоящее Хаосу своей соразмерностью и красотой. В основе этой упорядоченности лежат <text:span text:style-name="Strong_20_Emphasis">мера и гармония.</text:span> Таким образом, в античной культуре на основе мировоззренческих моделей формируется один из важных элементов западной культуры — <text:span text:style-name="Strong_20_Emphasis">рациональность.</text:span></text:p>
      <table:table table:name="Table1" table:style-name="Table1">
        <table:table-column table:style-name="Table1.A" table:number-columns-repeated="2"/>
        <table:table-row>
          <table:table-cell table:style-name="Table1.A1" office:value-type="string">
            <text:section text:style-name="Sect1" text:name="divfix">
              <text:p text:style-name="P3"/>
            </text:section>
          </table:table-cell>
          <table:table-cell table:style-name="Table1.A1" office:value-type="string">
            <text:section text:style-name="Sect1" text:name="Section1">
              <text:p text:style-name="P3"><text:bookmark text:name="divfix"/></text:p>
            </text:section>
          </table:table-cell>
        </table:table-row>
      </table:table>
      <text:p text:style-name="Text_20_body">Установка на гармонию во всем космосе связана была и с культуросозидающей деятельностью «античного человека». Гармония проявляется в пропорции и связи вещей и эти пропорции связи могут быть вычислены и воспроизведены. Отсюда — формулирование <text:span text:style-name="Strong_20_Emphasis">канона</text:span> — совокупности правил, определяющих гармонию, математические расчеты канона, базированных на наблюдениях над реальным человеческим телом. Тело — прообраз мира. Космологизм (представления о мироздании) античной культуры носил <text:span text:style-name="Strong_20_Emphasis">антропоцентрический характер,</text:span> т. е. человек рассматривался как центр Вселенной и конечная цель всего мироздания. Космос постоянно соотносился с человеком, природные объекты с человеческими. Такой подход определял отношение людей к их земной жизни. Стремление к земным радостям, активная позиция по отношению к этому миру — характерные ценности античной цивилизации.</text:p>
      <text:p text:style-name="Text_20_body">Цивилизации Востока выросли на поливном земледелии. Античное общество имело иную сельскохозяйственную основу. Это так называемая средиземноморская триада — выращивание без искусственного орошения зерновых, винограда и маслин.</text:p>
      <table:table table:name="Table2" table:style-name="Table2">
        <table:table-column table:style-name="Table2.A" table:number-columns-repeated="2"/>
        <table:table-row>
          <table:table-cell table:style-name="Table2.A1" office:value-type="string">
            <text:section text:style-name="Sect1" text:name="Section2">
              <text:p text:style-name="P3"><text:bookmark text:name="divfix Copy 1"/></text:p>
            </text:section>
          </table:table-cell>
          <table:table-cell table:style-name="Table2.A1" office:value-type="string">
            <text:section text:style-name="Sect1" text:name="Section3">
              <text:p text:style-name="P3"><text:bookmark text:name="divfix Copy 2"/></text:p>
            </text:section>
          </table:table-cell>
        </table:table-row>
      </table:table>
      <text:p text:style-name="Text_20_body">В отличие от восточных обществ античное развивалось весьма динамично, так как с самого начала в нем разгорается борьба между закабаляемым в долевое рабство крестьянством и аристократией. У других народов она заканчивалась победой знати, а у древних греков демос (народ) не только отстоял свободу, но и добился политического равенства. Причины этого кроются в бурном развитии ремесла и торговли. Торгово-ремесленная верхушка демоса быстро богатела и в экономическом отношении стала сильнее землевладельческой знати. Противоречия между могуществом торгово-ремесленной части демоса и <text:soft-page-break/>уходящей в прошлое силой землевладельческой знати составило движущую пружину развития греческого общества, которое к концу VI в. до н. э. разрешилось в пользу демоса.</text:p>
      <text:p text:style-name="Text_20_body">В античной цивилизации на первый план вышли частнособственнические отношения, проявилось господство частного товарного производства, ориентированного преимущественно на рынок. Появился первый в истории образец народовластия — демократия как олицетворение свободы. Демократия в греко-латинском мире была по-прежнему прямой. Предусматривалось равенство всех граждан как принцип равных возможностей. Существовали свобода слова, выборность органов власти.</text:p>
      <text:p text:style-name="Text_20_body">В античном мире были заложены основы гражданского общества, предусматривающего право каждого гражданина участвовать в управлении, признание его личного достоинства, прав и свобод. Государство не вмешивалось в частную жизнь граждан или это вмешательство было незначительным. Торговля, ремесла, сельское хозяйство, семья функционировали независимо от власти, но в рамках закона. <text:a xlink:type="simple" xlink:href="https://studopedia.ru/1_69153_rimskoe-pravo.html" text:style-name="Internet_20_link" text:visited-style-name="Visited_20_Internet_20_Link">Римское право</text:a> содержало систему норм, регулирующих частнособственнические отношения. Граждане были законопослушны.</text:p>
      <text:p text:style-name="Text_20_body">В античности вопрос о взаимодействии личности и общества решался в пользу первой. Личность и ее права были признаны первичными, а коллектив, общество — вторичными. Однако демократия в античном мире носила ограниченный характер: обязательное наличие привилегированного слоя, исключение из ее действия женщин, свободных иноземцев, рабов.</text:p>
      <text:h text:style-name="Heading_20_3" text:outline-level="3"><text:span text:style-name="Strong_20_Emphasis"><text:span text:style-name="Emphasis">Европейское средневековье: основные черты и особенности.</text:span></text:span></text:h>
      <text:p text:style-name="Text_20_body">В историографии существуют различные мнения по поводу определения временных рамок <text:a xlink:type="simple" xlink:href="https://studopedia.ru/3_192791_osobennosti-srednevekovoy-filosofii.html" text:style-name="Internet_20_link" text:visited-style-name="Visited_20_Internet_20_Link">Средневековья</text:a>. Историки школы «Анналы» датируют Средние века — начало II—III вв. н. э. — конец XVIII в. Большинство же историков склоняются начало Средневековья датировать V в.н. э. — конец XVI — середина XVII вв. Внутри тысячелетнего периода Средневековья принято выделять по крайней мере три периода:</text:p>
      <text:p text:style-name="Text_20_body">- Раннее Средневековье — V в. — начало XI в.</text:p>
      <text:p text:style-name="Text_20_body">- Классическое Средневековье — XI-XV в.</text:p>
      <text:p text:style-name="Text_20_body"><text:soft-page-break/>- Позднее Средневековье — XV в. — середина XVII в.</text:p>
      <text:p text:style-name="Text_20_body">Средневековье обладает особенными типологическими чертами, отличающими его от других исторических эпох.</text:p>
      <text:p text:style-name="Text_20_body"><text:span text:style-name="Strong_20_Emphasis">Средневековое общество —</text:span> это, по преимуществу, аграрное общество, базирующееся на ручном труде и феодальных общественно-экономических отношениях. Основной экономической клеточкой этого общества является хозяйство непосредственного производителя — крестьянина в условиях частной собственности феодалов на главное средство производства того времени — землю.</text:p>
      <text:p text:style-name="Text_20_body">Для данного общества характерна <text:span text:style-name="Strong_20_Emphasis">устойчивая и малоподвижная система ценностей и представлений, основанная на религиозных заповедях и учении церкви.</text:span> Средневековый человек в большой мере ориентирован на свой внутренний мир, интенсивную духовную жизнь, создание предпосылок для «спасения» души, достижения «Царства Божия».</text:p>
      <text:p text:style-name="Text_20_body">Важными характерилогическими особенностями данного общества являются также стремление к внутреннему единству и внешнему обособлению, корпоративная замкнутость сословий и других социальных групп, слабое развитие индивидуализма.</text:p>
      <table:table table:name="Table3" table:style-name="Table3">
        <table:table-column table:style-name="Table3.A" table:number-columns-repeated="2"/>
        <table:table-row>
          <table:table-cell table:style-name="Table3.A1" office:value-type="string">
            <text:section text:style-name="Sect1" text:name="Section4">
              <text:p text:style-name="P3"><text:bookmark text:name="divfix Copy 3"/></text:p>
            </text:section>
          </table:table-cell>
          <table:table-cell table:style-name="Table3.A1" office:value-type="string">
            <text:section text:style-name="Sect1" text:name="Section5">
              <text:p text:style-name="P3"><text:bookmark text:name="divfix Copy 4"/></text:p>
            </text:section>
          </table:table-cell>
        </table:table-row>
      </table:table>
      <text:p text:style-name="Text_20_body">Вместе с тем, следует отметить, что несмотря на консервативный характер общих ценностно-мировоззренческих установок, средневековое общество — это внутренне динамичное общество. В нем проходили довольно сложные этногенетические и культуро-созидательные процессы. <text:span text:style-name="Strong_20_Emphasis">В период Средневековья происходят зарождение и формирование современных народов:</text:span> французов, немцев, англичан, испанцев, итальянцев, чехов, поляков, болгар, русских, сербов и т. д. Средневековье создало новый городской образ жизни, высокие образцы духовной и художественной культуры, в том числе институты научного познания и образования, среди которых следует особо выделить институт университета. Все это, вместе взятое, дало мощный толчок для развития мировой цивилизации.</text:p>
      <text:p text:style-name="Text_20_body"><text:span text:style-name="Strong_20_Emphasis">В Европе</text:span> Средневековье — это период становления новой формы западной цивилизации — <text:span text:style-name="Strong_20_Emphasis">европейской христианской цивилизации.</text:span> Европейская цивилизация формируется на территории бывшей Римской империи. Римская же империя, как отмечалось выше, раскололась на две части: Восточную <text:soft-page-break/>(Византийскую) и Западную Римскую империю. Западная Римская империя прекратила свое существование в результате внутренних противоречий и нашествия так называемых «варваров» в 476 г. Поэтому цивилизационные процессы в обеих частях Римской империи наряду с общими закономерностями имели и существенные отличия. В результате этих отличий сформировались две разновидности европейской цивилизации — восточная и западная. Формирование европейской цивилизации происходило в результате синтеза античной цивилизации и варварского уклада жизни в ходе процессов романизации, христианизации, становления государственности и культуры новых народов Европы.</text:p>
      <text:p text:style-name="Text_20_body"><text:span text:style-name="Strong_20_Emphasis">Культурной базой европейской цивилизации является античность.</text:span> Византия никогда не порывала с античностью. Ее культура, хозяйственная деятельность и политические институты в значительной мере опирались на античную традицию и были органическими формами ее развития. Наибольшее своеобразие византийского уклада жизни связано с той модернизацией, которую приобрело в Византии <text:a xlink:type="simple" xlink:href="https://studopedia.ru/18_29287_tema---hristianstvo.html" text:style-name="Internet_20_link" text:visited-style-name="Visited_20_Internet_20_Link">христианство</text:a>.</text:p>
      <table:table table:name="Table4" table:style-name="Table4">
        <table:table-column table:style-name="Table4.A" table:number-columns-repeated="2"/>
        <table:table-row>
          <table:table-cell table:style-name="Table4.A1" office:value-type="string">
            <text:section text:style-name="Sect1" text:name="Section6">
              <text:p text:style-name="P3"><text:bookmark text:name="divfix Copy 5"/></text:p>
            </text:section>
          </table:table-cell>
          <table:table-cell table:style-name="Table4.A1" office:value-type="string">
            <text:section text:style-name="Sect1" text:name="Section7">
              <text:p text:style-name="P3"><text:bookmark text:name="divfix Copy 6"/></text:p>
            </text:section>
          </table:table-cell>
        </table:table-row>
      </table:table>
      <text:p text:style-name="Text_20_body">Христианство и во времена античности не представляло собой единой организации. На территории Римской империи существовал ряд христианских церквей, имевших вероучительные, обрядовые и организационные отличия. Между руководством этих церквей велась ожесточенная борьба за гегемонию в христианском мире. Наиболее активно эту борьбу вели глава Западной Римской церкви — папа Римский и глава Византийской церкви — Константинопольский патриарх. Папа Римский объявлял себя наместником Иисуса Христа, преемником апостола Петра, верховным понтификом Вселенской (католической) церкви, патриарх Константинопольский же принял титул Вселенского партриарха православной, т. е. истинно христианской церкви, поскольку он признавал решения только первых семи Вселенских соборов христианских церквей. Формальным актом раскола христианства на католическую и православную церковь была взаимная анафема (церковное проклятие), которому предали друг друга папа Римский и Константинопольский патриарх 16 июня 1054 г.</text:p>
      <text:p text:style-name="Text_20_body">Византийская империя как самостоятельное государство исчезло в XV в. Но она заложила основы восточноевропейской цивилизации, носителями которой являются русские, болгары, греки, сербы, украинцы, белорусы и многие другие <text:soft-page-break/>народы Европы. Становление западноевропейской католической цивилизации связано с великим переселением народов — вторжением в пределы Римской империи так называемых варваров: многочисленных германских племен, гуннов и др. Не следует преувеличивать степень отсталости, «варварства» этих народов. Многие из них к III-V вв. имели довольно развитое земледелие, владели ремеслами, включая и металлургию, были организованы в племенные союзы на принципах военной демократии, поддерживали оживленные торговые контакты с римлянами и друг с другом.</text:p>
      <text:p text:style-name="Text_20_body">Так, проникновение за Рейн и Дунай началось задолго до начала массовых миграций. Отдельные германские племенные союзы с III в. н. э. селились на территории Римской империи и в качестве союзников-федератов включались в состав римской армии. Их племенная аристократия получала хорошее античное образование, добивалась значительного влияния в политической жизни римского общества и в военном руководстве. Таким образом к началу великого переселения народов в Западной Европе уже шел достаточно интенсивный процесс романизации варварских народов. Массовые вторжения варварских племен на начальном этапе Средневековой эпохи в какой-то мере затормозило этот процесс. Захватнические войны, разрушение прежней государственности Западной Римской империи сопровождались упадком и разрушением центров культурной жизни — городов, уничтожением памятников культуры, снижением общего культурного уровня данного региона.</text:p>
      <text:p text:style-name="Text_20_body">Однако уже в период раннего Средневековья Западная Европа начала преодолевать эти последствия захватнических войн и возрождаться. В V-VII вв. на захваченной варварскими племенами территории начинают формироваться новые государственные образования, а VII-Х вв. они достигают расцвета. Среди этих государств особенно выделяются сначала королевство, а затем империя франков, достигшая высшей точки своего развития во время правления Карла Великого (768-814), королевство германцев — преобразованное при короле Оттоне I в 962 г. в Священную Римскую империю.</text:p>
      <text:p text:style-name="Text_20_body">Новые государственные образования для регулирования общественных отношений проводили большую правотворческую деятельность (капитулярии Карла Великого и т. д.), в которой в значительной мере опирались на римское право. При дворе императора образовываются особые ученые общества, в работе которых участвуют мыслители из разных стран, собираются и переписываются древние латинские и греческие рукописи, а при епископствах <text:soft-page-break/>создаются школы для подготовки грамотного духовенства и кадров чиновников (судей, секретарей, писцов и т. д.).</text:p>
      <text:p text:style-name="Text_20_body">С созданием сильных государственных образований начинают возрождаться торговля и ремесло, которые способствуют быстрому подъему городов и связанной с ней городской культуры. В классическое Средневековье в городах начинают оформляться научно-учебные центры — возникают первые университеты.</text:p>
      <text:p text:style-name="Text_20_body">Среди всех достижений античной цивилизации особое место принадлежит христианству. Несмотря на внутренние противоречия христианских церквей, <text:span text:style-name="Strong_20_Emphasis">духовной основой всей европейской цивилизации является христианство.</text:span> В условиях распада Римской империи, ее политических и хозяйственных институтов, упадка культуры христианство и его организации — католическая и православная церковь — в течение многих веков были единственными общими для всех стран и народов Европы духовными и социальными институтами. Христианство формировало единое мировоззрение, нравственные нормы, ценности и образцы поведения, а католическая и православная церкви были не только духовные, но и весьма влиятельные политические организации. Поэтому процесс становления европейской цивилизации в значительной мере представлял собой <text:span text:style-name="Strong_20_Emphasis">процесс христианизации</text:span> — приобщения языческих народов к христианской культуре, верованиям и обычаям, вступления в христианские организации — католическую и православные церкви.</text:p>
      <text:p text:style-name="Text_20_body">Еще во времена Римской империи церковь вела широкую миссионерскую деятельность на периферии империи среди варваров. В конце IV в., а особенно в V в., многие из соседних варварских племен уже приняли христианство. Позднее, вновь образованные средневековые государства вели захватническую политику. Захват тех или иных народов, как правило, сопровождался их насильственной христианизацией.</text:p>
      <text:p text:style-name="Text_20_body">О влиянии церкви на государственные дела в Западной Европе говорит тот факт, что средневековые короли стремились узаконить свое руководящее положение, получив знаки королевской власти из рук папы или его представителей в ходе обряда коронации. В глазах западноевропейских народов Римский папа оставался единственным авторитетом поколебленного, но не исчезнувшего авторитета Великого Рима. В 800 г. король франков Карл Великий <text:soft-page-break/>был коронован в Риме как император римлян. В 962 г. саксонский король Оттон I был коронован Римским папой как император Священной Римской империи.</text:p>
      <text:p text:style-name="Text_20_body">Католическая церковь обладала колоссальными материальными ресурсами. Ей принадлежало значительное количество земли, большие финансовые средства. В течение длительного периода она вела борьбу со светскими государями за политическую власть. В 751 г. в Западной Европе на территории Италии было создано теократическое государство (Равенский экзархат), в котором папа Римский одновременно был духовным и светским руководителем. Юрисдикция духовной власти папы не ограничивалась равенским экзархатом. Она распространялась на всю Западную Европу.</text:p>
      <text:p text:style-name="Text_20_body">На протяжении Средневековья католическая церковь не раз выступала с идеями, которые инициировали широкие общественные движения. Наиболее яркой из таких идей является идея освобождения Гроба Господня и христианских святынь от неверных, которая легла в основу так называемых крестовых походов.</text:p>
      <text:p text:style-name="Text_20_body">Католическая церковь занимала исключительное положение в сфере образования и науки. В Средневековье центрами образованности являлись монастыри. Монастыри имели богатые библиотеки, скриптории (мастерские по переписке книг), содержали начальные школы. Под полным контролем церкви находились и средневековые очаги научной исследовательской деятельности и высшего образования — университеты.</text:p>
      <text:p text:style-name="Text_20_body">Итак, на основе экономических, политических и культурных процессов в средневековом мире сформировались основные цивилизационные регионы: арабо-мусульманский, западноевропейский и восточноевропейский. Все события средневековой истории, хозяйственная деятельность, торговля</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6T16:33:08.511427660</meta:creation-date>
    <dc:date>2023-09-16T16:57:50.465244572</dc:date>
    <meta:editing-duration>PT24M42S</meta:editing-duration>
    <meta:editing-cycles>1</meta:editing-cycles>
    <meta:document-statistic meta:table-count="4" meta:image-count="0" meta:object-count="0" meta:page-count="11" meta:paragraph-count="55" meta:word-count="2939" meta:character-count="23518" meta:non-whitespace-character-count="20578"/>
    <meta:generator>LibreOffice/7.6.1.2$Linux_X86_64 LibreOffice_project/60$Build-2</meta:generator>
  </office:meta>
</office:document-meta>
</file>